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variant="normal" fo:text-transform="none" style:font-name="inherit" fo:font-size="9.75pt" fo:letter-spacing="normal" fo:font-style="normal" fo:font-weight="normal" officeooo:rsid="0020dcd6" officeooo:paragraph-rsid="002175fe" fo:background-color="transparent" style:font-name-asian="NSimSun1" style:font-size-asian="10pt" style:font-weight-asian="bold" style:font-name-complex="Liberation Mono" style:font-size-complex="10pt" style:font-weight-complex="bold" loext:padding="0cm" loext:border="none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f1819" officeooo:paragraph-rsid="000f1819" style:font-weight-asian="bold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Arial" fo:font-weight="normal" officeooo:rsid="00100009" officeooo:paragraph-rsid="00100009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Arial" fo:font-weight="normal" officeooo:rsid="00100009" officeooo:paragraph-rsid="0014e437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normal" officeooo:rsid="00100009" officeooo:paragraph-rsid="00100009" style:font-weight-asian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Arial" fo:font-weight="normal" officeooo:rsid="00119bf3" officeooo:paragraph-rsid="00119bf3" style:font-weight-asian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Arial" fo:font-weight="normal" officeooo:rsid="001330b2" officeooo:paragraph-rsid="0014e437" style:font-weight-asian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Arial" fo:font-weight="normal" officeooo:rsid="0014e437" officeooo:paragraph-rsid="0014e43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bold" officeooo:rsid="001f9693" officeooo:paragraph-rsid="0020dcd6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officeooo:rsid="001f9693" officeooo:paragraph-rsid="0020dcd6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officeooo:paragraph-rsid="00119bf3"/>
    </style:style>
    <style:style style:name="P12" style:family="paragraph" style:parent-style-name="Standard" style:list-style-name="L1">
      <style:paragraph-properties fo:text-align="justify" style:justify-single-word="false"/>
      <style:text-properties officeooo:paragraph-rsid="0014e437"/>
    </style:style>
    <style:style style:name="P13" style:family="paragraph" style:parent-style-name="Standard">
      <style:paragraph-properties fo:text-align="justify" style:justify-single-word="false"/>
      <style:text-properties officeooo:paragraph-rsid="00119bf3"/>
    </style:style>
    <style:style style:name="P14" style:family="paragraph" style:parent-style-name="Standard" style:list-style-name="L6">
      <style:paragraph-properties fo:text-align="start" style:justify-single-word="false"/>
      <style:text-properties fo:font-weight="normal" officeooo:rsid="001f9693" officeooo:paragraph-rsid="001f9693" style:font-weight-asian="normal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14e437" officeooo:paragraph-rsid="0014e437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17e195" officeooo:paragraph-rsid="0017e195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17e195" officeooo:paragraph-rsid="0019bbef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17e195" officeooo:paragraph-rsid="001abda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17e195" officeooo:paragraph-rsid="001abdad" style:font-weight-asian="bold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Arial" fo:font-weight="normal" officeooo:rsid="000ed7e8" officeooo:paragraph-rsid="001af92d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weight="normal" officeooo:rsid="000ed7e8" officeooo:paragraph-rsid="001c5f07" style:font-weight-asian="normal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Arial" fo:font-weight="normal" officeooo:rsid="00163702" officeooo:paragraph-rsid="001c5f07" style:font-weight-asian="normal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Arial" fo:font-weight="normal" officeooo:rsid="00163702" officeooo:paragraph-rsid="001f9693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weight="normal" officeooo:rsid="00163702" officeooo:paragraph-rsid="001c5f07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weight="bold" officeooo:rsid="0059bed2" officeooo:paragraph-rsid="001c5f07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weight="bold" officeooo:rsid="001c5f07" officeooo:paragraph-rsid="001c5f07" style:font-weight-asian="bold" style:font-weight-complex="bold"/>
    </style:style>
    <style:style style:name="P27" style:family="paragraph" style:parent-style-name="Standard" style:list-style-name="L2">
      <style:paragraph-properties fo:text-align="start" style:justify-single-word="false"/>
      <style:text-properties officeooo:paragraph-rsid="001af92d"/>
    </style:style>
    <style:style style:name="P28" style:family="paragraph" style:parent-style-name="Standard">
      <style:paragraph-properties fo:text-align="start" style:justify-single-word="false"/>
      <style:text-properties officeooo:paragraph-rsid="001af92d"/>
    </style:style>
    <style:style style:name="P29" style:family="paragraph" style:parent-style-name="Standard" style:list-style-name="L4">
      <style:paragraph-properties fo:text-align="start" style:justify-single-word="false"/>
      <style:text-properties officeooo:paragraph-rsid="001c5f07"/>
    </style:style>
    <style:style style:name="P30" style:family="paragraph" style:parent-style-name="Standard" style:list-style-name="L5">
      <style:paragraph-properties fo:text-align="start" style:justify-single-word="false"/>
      <style:text-properties officeooo:paragraph-rsid="001d268c"/>
    </style:style>
    <style:style style:name="P31" style:family="paragraph" style:parent-style-name="Standard">
      <style:paragraph-properties fo:text-align="start" style:justify-single-word="false"/>
      <style:text-properties officeooo:paragraph-rsid="001d268c"/>
    </style:style>
    <style:style style:name="T1" style:family="text">
      <style:text-properties officeooo:rsid="001330b2"/>
    </style:style>
    <style:style style:name="T2" style:family="text">
      <style:text-properties style:font-name="Arial"/>
    </style:style>
    <style:style style:name="T3" style:family="text">
      <style:text-properties style:font-name="Arial" fo:font-weight="normal" style:font-weight-asian="normal" style:font-weight-complex="normal"/>
    </style:style>
    <style:style style:name="T4" style:family="text">
      <style:text-properties style:font-name="Arial" fo:font-weight="normal" officeooo:rsid="001330b2" style:font-weight-asian="normal" style:font-weight-complex="normal"/>
    </style:style>
    <style:style style:name="T5" style:family="text">
      <style:text-properties style:font-name="Arial" fo:font-weight="normal" officeooo:rsid="00119bf3" style:font-weight-asian="normal" style:font-weight-complex="normal"/>
    </style:style>
    <style:style style:name="T6" style:family="text">
      <style:text-properties style:font-name="Arial" fo:font-weight="normal" officeooo:rsid="001abdad" style:font-weight-asian="normal" style:font-weight-complex="normal"/>
    </style:style>
    <style:style style:name="T7" style:family="text">
      <style:text-properties style:font-name="Arial" fo:font-weight="normal" officeooo:rsid="001af92d" style:font-weight-asian="normal" style:font-weight-complex="normal"/>
    </style:style>
    <style:style style:name="T8" style:family="text">
      <style:text-properties style:font-name="Arial" fo:font-weight="normal" officeooo:rsid="000ed7e8" style:font-weight-asian="normal" style:font-weight-complex="normal"/>
    </style:style>
    <style:style style:name="T9" style:family="text">
      <style:text-properties style:font-name="Arial" officeooo:rsid="000ed7e8"/>
    </style:style>
    <style:style style:name="T10" style:family="text">
      <style:text-properties style:font-name="Arial" fo:font-size="12pt" style:font-size-asian="12pt" style:font-size-complex="12pt"/>
    </style:style>
    <style:style style:name="T11" style:family="text">
      <style:text-properties style:font-name="Arial" fo:font-size="12pt" officeooo:rsid="002175fe" style:font-size-asian="12pt" style:font-size-complex="12pt"/>
    </style:style>
    <style:style style:name="T12" style:family="text">
      <style:text-properties fo:color="#ff8000"/>
    </style:style>
    <style:style style:name="T13" style:family="text">
      <style:text-properties fo:color="#ff8000" style:font-name="Arial" fo:font-weight="normal" style:font-weight-asian="normal" style:font-weight-complex="normal"/>
    </style:style>
    <style:style style:name="T14" style:family="text">
      <style:text-properties fo:color="#ff8000" style:font-name="Arial" fo:font-weight="normal" officeooo:rsid="00119bf3" style:font-weight-asian="normal" style:font-weight-complex="normal"/>
    </style:style>
    <style:style style:name="T15" style:family="text">
      <style:text-properties fo:color="#ff8000" style:font-name="Arial" fo:font-weight="normal" officeooo:rsid="0017bf1f" style:font-weight-asian="normal" style:font-weight-complex="normal"/>
    </style:style>
    <style:style style:name="T16" style:family="text">
      <style:text-properties fo:color="#ff8000" officeooo:rsid="001f9693"/>
    </style:style>
    <style:style style:name="T17" style:family="text">
      <style:text-properties officeooo:rsid="0014e437"/>
    </style:style>
    <style:style style:name="T18" style:family="text">
      <style:text-properties officeooo:rsid="001af92d"/>
    </style:style>
    <style:style style:name="T19" style:family="text">
      <style:text-properties style:font-name="Arial"/>
    </style:style>
    <style:style style:name="T20" style:family="text">
      <style:text-properties style:font-name="Arial" fo:font-weight="normal" officeooo:rsid="001af92d" style:font-weight-asian="normal" style:font-weight-complex="normal"/>
    </style:style>
    <style:style style:name="T21" style:family="text">
      <style:text-properties style:font-name="Arial" fo:font-weight="normal" officeooo:rsid="000ed7e8" style:font-weight-asian="normal" style:font-weight-complex="normal"/>
    </style:style>
    <style:style style:name="T22" style:family="text">
      <style:text-properties style:font-name="Arial" fo:font-weight="normal" officeooo:rsid="001a223c" style:font-weight-asian="normal" style:font-weight-complex="normal"/>
    </style:style>
    <style:style style:name="T23" style:family="text">
      <style:text-properties style:font-name="Arial" fo:font-weight="normal" officeooo:rsid="00163702" style:font-weight-asian="normal" style:font-weight-complex="normal"/>
    </style:style>
    <style:style style:name="T24" style:family="text">
      <style:text-properties style:font-name="Arial" fo:font-weight="normal" officeooo:rsid="0047668c" style:font-weight-asian="normal" style:font-weight-complex="normal"/>
    </style:style>
    <style:style style:name="T25" style:family="text">
      <style:text-properties style:font-name="Arial" fo:font-weight="normal" officeooo:rsid="0017bf1f" style:font-weight-asian="normal" style:font-weight-complex="normal"/>
    </style:style>
    <style:style style:name="T26" style:family="text">
      <style:text-properties style:font-name="Arial" fo:font-weight="normal" officeooo:rsid="001d268c" style:font-weight-asian="normal" style:font-weight-complex="normal"/>
    </style:style>
    <style:style style:name="T27" style:family="text">
      <style:text-properties style:font-name="Arial" fo:font-weight="normal" officeooo:rsid="001f9693" style:font-weight-asian="normal" style:font-weight-complex="normal"/>
    </style:style>
    <style:style style:name="T28" style:family="text">
      <style:text-properties style:font-name="Arial" fo:font-weight="normal" officeooo:rsid="0020dcd6" style:font-weight-asian="normal" style:font-weight-complex="normal"/>
    </style:style>
    <style:style style:name="T29" style:family="text">
      <style:text-properties style:font-name="Arial" officeooo:rsid="0017bf1f"/>
    </style:style>
    <style:style style:name="T30" style:family="text">
      <style:text-properties style:font-name="Arial" officeooo:rsid="0020dcd6"/>
    </style:style>
    <style:style style:name="T31" style:family="text">
      <style:text-properties style:font-name="Arial" fo:font-size="12pt" style:font-size-asian="12pt" style:font-size-complex="12pt"/>
    </style:style>
    <style:style style:name="T32" style:family="text">
      <style:text-properties officeooo:rsid="0017bf1f"/>
    </style:style>
    <style:style style:name="T33" style:family="text">
      <style:text-properties officeooo:rsid="001f9693"/>
    </style:style>
    <style:style style:name="T34" style:family="text">
      <style:text-properties fo:color="#1e1e1e" style:font-name="Arial" fo:font-size="12pt" fo:background-color="transparent" loext:char-shading-value="0" style:font-size-asian="12pt" style:font-size-complex="12pt"/>
    </style:style>
    <style:style style:name="T35" style:family="text">
      <style:text-properties fo:color="#1e1e1e" style:font-name="Arial" fo:font-size="12pt" officeooo:rsid="0017bf1f" fo:background-color="transparent" loext:char-shading-value="0" style:font-size-asian="12pt" style:font-size-complex="12pt"/>
    </style:style>
    <style:style style:name="T36" style:family="text">
      <style:text-properties fo:color="#1e1e1e" style:font-name="Arial" fo:font-size="12pt" fo:background-color="transparent" loext:char-shading-value="0" style:font-size-asian="12pt" style:font-size-complex="12pt"/>
    </style:style>
    <style:style style:name="T37" style:family="text">
      <style:text-properties fo:color="#1e1e1e" style:font-name="Arial" fo:font-size="12pt" officeooo:rsid="0017bf1f" fo:background-color="transparent" loext:char-shading-value="0" style:font-size-asian="12pt" style:font-size-complex="12pt"/>
    </style:style>
    <style:style style:name="T38" style:family="text">
      <style:text-properties officeooo:rsid="0020dcd6"/>
    </style:style>
    <style:style style:name="T39" style:family="text">
      <style:text-properties fo:font-variant="normal" fo:text-transform="none" style:font-name="inherit" fo:font-size="9.75pt" fo:letter-spacing="normal" fo:font-style="normal" fo:font-weight="normal" officeooo:rsid="0020dcd6" fo:background-color="transparent" loext:char-shading-value="0" loext:padding="0cm" loext:border="none"/>
    </style:style>
    <style:style style:name="T40" style:family="text">
      <style:text-properties fo:font-variant="normal" fo:text-transform="none" style:font-name="Consolas" fo:font-size="9.75pt" fo:letter-spacing="normal" fo:font-style="normal" fo:font-weight="normal" officeooo:rsid="0020dcd6" fo:background-color="transparent" loext:char-shading-value="0" loext:padding="0cm" loext:border="none"/>
    </style:style>
    <style:style style:name="T41" style:family="text">
      <style:text-properties fo:font-variant="normal" fo:text-transform="none" style:font-name="Arial" fo:font-size="9.75pt" fo:letter-spacing="normal" fo:font-style="normal" fo:font-weight="normal" officeooo:rsid="002175fe" fo:background-color="transparent" loext:char-shading-value="0" loext:padding="0cm" loext:border="none"/>
    </style:style>
    <style:style style:name="T42" style:family="text">
      <style:text-properties officeooo:rsid="002175fe"/>
    </style:style>
    <style:style style:name="T43" style:family="text">
      <style:text-properties fo:font-size="12pt" officeooo:rsid="002175fe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se de datos ‘GelShot’ - SQL</text:p>
      <text:list xml:id="list96012157" text:style-name="L1">
        <text:list-item>
          <text:p text:style-name="P3"><text:span text:style-name="T12">CREATE </text:span><text:span text:style-name="T16">OR REPLACE </text:span><text:span text:style-name="T12">TABLE</text:span> Producto (</text:p>
          <text:p text:style-name="P3">IdProducto int PRIMARY KEY,</text:p>
          <text:p text:style-name="P3">ProductoTipo varchar(20),</text:p>
          <text:p text:style-name="P3">ProductoSabor varchar(20),</text:p>
          <text:p text:style-name="P3">ProductoPrecio float,</text:p>
          <text:p text:style-name="P3">ProductoStock int,</text:p>
          <text:p text:style-name="P3">ProductoActivo boolean DEFAULT true);</text:p>
        </text:list-item>
      </text:list>
      <text:p text:style-name="P5"/>
      <text:list xml:id="list181641846253504" text:continue-numbering="true" text:style-name="L1">
        <text:list-item>
          <text:p text:style-name="P15"><text:span text:style-name="T14">C</text:span><text:span text:style-name="T13">REATE TABLE</text:span><text:span text:style-name="T3"> Cliente (</text:span></text:p>
          <text:p text:style-name="P15"><text:span text:style-name="T3">IdCliente varchar PRIMARY KEY,</text:span></text:p>
          <text:p text:style-name="P15"><text:span text:style-name="T3">ClienteNombre varchar(25),</text:span></text:p>
          <text:p text:style-name="P15"><text:span text:style-name="T3">ClienteApellido varchar(25),</text:span></text:p>
          <text:p text:style-name="P15"><text:span text:style-name="T3">ClienteCorreo varchar(30),</text:span></text:p>
          <text:p text:style-name="P15"><text:span text:style-name="T3">ClienteCelular varchar(10),</text:span></text:p>
          <text:p text:style-name="P15"><text:span text:style-name="T3">ClienteDireccion varchar(20),</text:span></text:p>
          <text:p text:style-name="P15"><text:span text:style-name="T3">ClienteCiudad varchar(20),</text:span></text:p>
          <text:p text:style-name="P8">ClienteActivo boolean DEFAULT true);</text:p>
        </text:list-item>
      </text:list>
      <text:p text:style-name="P5"/>
      <text:list xml:id="list181641912671927" text:continue-numbering="true" text:style-name="L1">
        <text:list-item>
          <text:p text:style-name="P7"><text:span text:style-name="T12">CREATE TABLE</text:span> Pedido (</text:p>
          <text:p text:style-name="P7">IdPedido int PRIMARY KEY,</text:p>
          <text:p text:style-name="P7">IdCliente varchar NOT NULL,</text:p>
          <text:p text:style-name="P12"><text:span text:style-name="T4">PedidoFechaRealizacion timestamp without time zone,</text:span></text:p>
          <text:p text:style-name="P12"><text:span text:style-name="T4">PedidoFechaEntrega date,</text:span></text:p>
          <text:p text:style-name="P4"><text:span text:style-name="T1">PedidoActivo boolean DEFAULT true,</text:span></text:p>
          <text:p text:style-name="P4"><text:span text:style-name="T17">FOREIGN KEY (IdCliente) REFERENCES Cliente(IdCliente));</text:span></text:p>
        </text:list-item>
      </text:list>
      <text:p text:style-name="P5"/>
      <text:list xml:id="list181641196612406" text:continue-numbering="true" text:style-name="L1">
        <text:list-item>
          <text:p text:style-name="P6"><text:span text:style-name="T12">CREATE TABLE</text:span> Producto_Pedido (</text:p>
          <text:p text:style-name="P6">IdProducto int,</text:p>
          <text:p text:style-name="P6">IdPedido int,</text:p>
          <text:p text:style-name="P6">Prod_PedActivo boolean DEFAULT true,</text:p>
          <text:p text:style-name="P6">FOREIGN KEY (IdProducto) REFERENCES Producto(IdProducto),</text:p>
          <text:p text:style-name="P11"><text:span text:style-name="T5">FOREIGN KEY (IdPedido) REFERENCES Pedido(IdPedido));</text:span></text:p>
        </text:list-item>
      </text:list>
      <text:p text:style-name="P13"><text:span text:style-name="T5"/></text:p>
      <text:list xml:id="list181641548334810" text:continue-numbering="true" text:style-name="L1">
        <text:list-item>
          <text:p text:style-name="P16"><text:span text:style-name="T13">CREATE TABLE</text:span><text:span text:style-name="T3"> Mensaje (</text:span></text:p>
          <text:p text:style-name="P16"><text:span text:style-name="T3">IdMensaje int PRIMARY KEY,</text:span></text:p>
          <text:p text:style-name="P16"><text:span text:style-name="T3">IdCliente varchar,</text:span></text:p>
          <text:p text:style-name="P17"><text:span text:style-name="T3">MensajeTipo varchar(20),</text:span></text:p>
          <text:p text:style-name="P16"><text:span text:style-name="T3">MensajeContenido varchar(200),</text:span></text:p>
          <text:p text:style-name="P18"><text:span text:style-name="T3">MensajeActivo boolean DEFAULT true,</text:span></text:p>
          <text:p text:style-name="P18"><text:span text:style-name="T6">FOREIGN KEY (IdCliente) REFERENCES Cliente(IdCliente)</text:span><text:span text:style-name="T3">);</text:span></text:p>
        </text:list-item>
      </text:list>
      <text:p text:style-name="P19"><text:span text:style-name="T2"/></text:p>
      <text:list xml:id="list2212361735" text:style-name="L2">
        <text:list-item>
          <text:p text:style-name="P20"><text:span text:style-name="T12">CREATE TABLE</text:span> <text:span text:style-name="T18">Tabla_Auditoria</text:span> (</text:p>
          <text:p text:style-name="P20">Id<text:span text:style-name="T18">Auditoria</text:span> SERIAL PRIMARY KEY,</text:p>
          <text:p text:style-name="P27"><text:span text:style-name="T7">NombreTabla</text:span><text:span text:style-name="T8"> </text:span><text:span text:style-name="T22">varchar</text:span><text:span text:style-name="T8">(30),</text:span></text:p>
          <text:p text:style-name="P27"><text:span text:style-name="T8">O</text:span><text:span text:style-name="T7">peracion</text:span><text:span text:style-name="T8"> char(1),</text:span></text:p>
          <text:p text:style-name="P20"><text:span text:style-name="T18">ValorAntiguo</text:span> varchar(250),</text:p>
          <text:p text:style-name="P27"><text:span text:style-name="T8">V</text:span><text:span text:style-name="T7">alorNuevo </text:span><text:span text:style-name="T8">varchar(250),</text:span></text:p>
          <text:p text:style-name="P27"><text:span text:style-name="T8">U</text:span><text:span text:style-name="T7">sername</text:span><text:span text:style-name="T8"> varchar(30),</text:span></text:p>
          <text:p text:style-name="P27"><text:soft-page-break/><text:span text:style-name="T8">F</text:span><text:span text:style-name="T7">echa</text:span><text:span text:style-name="T8"> timestamp without time zone);</text:span></text:p>
        </text:list-item>
      </text:list>
      <text:p text:style-name="P28"><text:span text:style-name="T8"/></text:p>
      <text:p text:style-name="P25">FUNCIONES</text:p>
      <text:p text:style-name="P21"/>
      <text:list xml:id="list2188410711" text:style-name="L4">
        <text:list-item>
          <text:p text:style-name="P22"><text:span text:style-name="T12">CREATE OR REPLACE FUNCTION</text:span> regis_audit() RETURNS TRIGGER AS $$</text:p>
          <text:p text:style-name="P22"><text:s text:c="6"/></text:p>
          <text:p text:style-name="P22"><text:s text:c="6"/>BEGIN</text:p>
          <text:p text:style-name="P22"><text:s text:c="6"/></text:p>
          <text:p text:style-name="P22"><text:s text:c="6"/>IF(TG_OP = 'DELETE') THEN</text:p>
          <text:p text:style-name="P29"><text:span text:style-name="T23"><text:s text:c="7"/>INSERT INTO T</text:span><text:span text:style-name="T27">abla_Auditoria</text:span><text:span text:style-name="T23"> (N</text:span><text:span text:style-name="T27">ombreTabla</text:span><text:span text:style-name="T23">, </text:span><text:span text:style-name="T27">Operacion</text:span><text:span text:style-name="T23">, </text:span><text:span text:style-name="T27">ValorAntiguo</text:span><text:span text:style-name="T23">, </text:span><text:span text:style-name="T27">ValorNuevo</text:span><text:span text:style-name="T23">, </text:span><text:span text:style-name="T27">Username</text:span><text:span text:style-name="T23">, </text:span><text:span text:style-name="T27">Fecha</text:span><text:span text:style-name="T23">)</text:span></text:p>
          <text:p text:style-name="P22"><text:s text:c="7"/>VALUES(TG_TABLE_NAME, 'D', OLD, NULL, USER, now());</text:p>
          <text:p text:style-name="P22"><text:s text:c="7"/>RETURN OLD;</text:p>
          <text:p text:style-name="P22"><text:s text:c="6"/>END IF;</text:p>
          <text:p text:style-name="P22"><text:s text:c="6"/>IF(TG_OP = 'UPDATE') THEN</text:p>
          <text:p text:style-name="P23"><text:s text:c="7"/>INSERT INTO T<text:span text:style-name="T33">abla_Auditoria</text:span> (N<text:span text:style-name="T33">ombreTabla</text:span>, <text:span text:style-name="T33">Operacion</text:span>, <text:span text:style-name="T33">ValorAntiguo</text:span>, <text:span text:style-name="T33">ValorNuevo</text:span>, <text:span text:style-name="T33">Username</text:span>, <text:span text:style-name="T33">Fecha</text:span>)</text:p>
          <text:p text:style-name="P29"><text:span text:style-name="T23"><text:s text:c="7"/>VALUES(TG_TABLE_NAME, 'U', OLD, N</text:span><text:span text:style-name="T24">EW</text:span><text:span text:style-name="T23">, USER, now());</text:span></text:p>
          <text:p text:style-name="P22"><text:s text:c="7"/>RETURN NEW;</text:p>
          <text:p text:style-name="P22"><text:s text:c="6"/>END IF;</text:p>
          <text:p text:style-name="P22"><text:s text:c="6"/>IF(TG_OP = 'INSERT') THEN</text:p>
          <text:p text:style-name="P23"><text:s text:c="7"/>INSERT INTO T<text:span text:style-name="T33">abla_Auditoria</text:span> (N<text:span text:style-name="T33">ombreTabla</text:span>, <text:span text:style-name="T33">Operacion</text:span>, <text:span text:style-name="T33">ValorAntiguo</text:span>, <text:span text:style-name="T33">ValorNuevo</text:span>, <text:span text:style-name="T33">Username</text:span>, <text:span text:style-name="T33">Fecha</text:span>)</text:p>
          <text:p text:style-name="P22"><text:s text:c="7"/>VALUES(TG_TABLE_NAME, 'I', NULL, NEW, USER, now());</text:p>
          <text:p text:style-name="P22"><text:s text:c="7"/>RETURN NEW;</text:p>
          <text:p text:style-name="P22"><text:s text:c="6"/>END IF;</text:p>
          <text:p text:style-name="P22"><text:s text:c="6"/>RETURN NULL;</text:p>
          <text:p text:style-name="P22"><text:s text:c="6"/></text:p>
          <text:p text:style-name="P22"><text:s text:c="6"/>END</text:p>
          <text:p text:style-name="P22"><text:s text:c="6"/>$$ LANGUAGE plpgsql;</text:p>
        </text:list-item>
      </text:list>
      <text:p text:style-name="P24"><text:span text:style-name="T8"/></text:p>
      <text:p text:style-name="P26"><text:span text:style-name="T9">T</text:span><text:span text:style-name="T2">riggers de la tabla auditoria</text:span></text:p>
      <text:list xml:id="list2127644343" text:style-name="L5">
        <text:list-item>
          <text:p text:style-name="P30"><text:span text:style-name="T15">CREATE TRIGGER</text:span><text:span text:style-name="T25"> </text:span><text:span text:style-name="T26">ProductoAuditoria</text:span><text:span text:style-name="T25"> AFTER INSERT OR UPDATE OR DELETE ON P</text:span><text:span text:style-name="T26">roducto</text:span><text:span text:style-name="T25"> FOR EACH ROW EXECUTE PROCEDURE regis_audit();</text:span></text:p>
        </text:list-item>
        <text:list-item>
          <text:p text:style-name="P30"><text:span text:style-name="T15">CREATE TRIGGER </text:span><text:span text:style-name="T25">P</text:span><text:span text:style-name="T26">edidoAuditoria</text:span><text:span text:style-name="T25"> AFTER INSERT OR UPDATE OR DELETE ON P</text:span><text:span text:style-name="T26">edido</text:span><text:span text:style-name="T25"> FOR EACH ROW EXECUTE PROCEDURE regis_audit();</text:span></text:p>
        </text:list-item>
        <text:list-item>
          <text:p text:style-name="P30"><text:span text:style-name="T15">CREATE TRIGGER</text:span><text:span text:style-name="T25"> </text:span><text:span text:style-name="T26">ClienteAuditoria</text:span><text:span text:style-name="T25"> AFTER INSERT OR UPDATE OR DELETE ON C</text:span><text:span text:style-name="T26">liente</text:span><text:span text:style-name="T25"> FOR EACH ROW EXECUTE PROCEDURE regis_audit();</text:span></text:p>
        </text:list-item>
        <text:list-item>
          <text:p text:style-name="P30"><text:span text:style-name="T15">CREATE TRIGGER</text:span><text:span text:style-name="T25"> M</text:span><text:span text:style-name="T26">ensajeAuditoria</text:span><text:span text:style-name="T25"> AFTER INSERT OR UPDATE OR DELETE ON M</text:span><text:span text:style-name="T26">ensaje</text:span><text:span text:style-name="T25"> FOR EACH ROW EXECUTE PROCEDURE regis_audit();</text:span></text:p>
        </text:list-item>
        <text:list-item>
          <text:p text:style-name="P30"><text:span text:style-name="T15">CREATE TRIGGER</text:span><text:span text:style-name="T25"> </text:span><text:span text:style-name="T26">ProPreAuditoria</text:span><text:span text:style-name="T25"> AFTER INSERT OR UPDATE OR DELETE ON P</text:span><text:span text:style-name="T26">roducto_Pedido</text:span><text:span text:style-name="T25"> FOR EACH ROW EXECUTE PROCEDURE regis_audit();</text:span></text:p>
        </text:list-item>
      </text:list>
      <text:p text:style-name="P31"><text:span text:style-name="T25"/></text:p>
      <text:p text:style-name="P31"><text:span text:style-name="T25"/></text:p>
      <text:p text:style-name="P31"><text:span text:style-name="T25"/></text:p>
      <text:p text:style-name="P31"><text:span text:style-name="T25"/></text:p>
      <text:p text:style-name="P31"><text:span text:style-name="T25"/></text:p>
      <text:p text:style-name="P31"><text:span text:style-name="T25"/></text:p>
      <text:p text:style-name="P31"><text:span text:style-name="T25"/></text:p>
      <text:p text:style-name="P9"><text:soft-page-break/><text:span text:style-name="T38">Eliminación de los triggers</text:span></text:p>
      <text:p text:style-name="P1"><text:span text:style-name="Source_20_Text"><text:span text:style-name="T11">DROP FUNCTION regis_audit();</text:span></text:span></text:p>
      <text:p text:style-name="P9"/>
      <text:p text:style-name="P10"><text:span text:style-name="T38">DROP TRIGGER ProductoAuditoria ON Producto;</text:span></text:p>
      <text:p text:style-name="P10"><text:span text:style-name="T38">DROP TRIGGER PedidoAuditoria ON Pedido;</text:span></text:p>
      <text:p text:style-name="P10"><text:span text:style-name="T38">DROP TRIGGER ClienteAuditoria ON Cliente;</text:span></text:p>
      <text:p text:style-name="P10"><text:span text:style-name="T38">DROP TRIGGER MensajeAuditoria ON Mensaje;</text:span></text:p>
      <text:p text:style-name="P10"><text:span text:style-name="T38">DROP TRIGGER ProPreAuditoria ON Producto_Pedido;</text:span></text:p>
      <text:p text:style-name="P10"/>
      <text:p text:style-name="P9"><text:span text:style-name="T32">P</text:span>ruebas</text:p>
      <text:list xml:id="list1463211932" text:style-name="L6">
        <text:list-item>
          <text:p text:style-name="P14"><text:span text:style-name="T10">INSERT INTO Mensaje(IdMensaje, MensajeTipo, MensajeContenido) VALUES (1, </text:span><text:span text:style-name="T35"><text:s/>'</text:span><text:span text:style-name="T34">Prueba</text:span><text:span text:style-name="T35">', '</text:span><text:span text:style-name="T34">Esto es una prueba de inserción en la </text:span><text:span text:style-name="T34">base de datos</text:span><text:span text:style-name="T35">'</text:span><text:span text:style-name="T2">);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2T16:38:54.035000000</meta:creation-date>
    <dc:date>2020-09-12T18:14:05.139000000</dc:date>
    <meta:editing-duration>PT1H32M43S</meta:editing-duration>
    <meta:editing-cycles>17</meta:editing-cycles>
    <meta:generator>LibreOffice/6.3.2.2$Windows_X86_64 LibreOffice_project/98b30e735bda24bc04ab42594c85f7fd8be07b9c</meta:generator>
    <meta:document-statistic meta:table-count="0" meta:image-count="0" meta:object-count="0" meta:page-count="3" meta:paragraph-count="84" meta:word-count="449" meta:character-count="3272" meta:non-whitespace-character-count="2835"/>
  </office:meta>
</office:document-meta>
</file>